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0c7ff6" officeooo:paragraph-rsid="000c7ff6"/>
    </style:style>
    <style:style style:name="P2" style:family="paragraph" style:parent-style-name="Standard">
      <style:text-properties officeooo:paragraph-rsid="000cff82"/>
    </style:style>
    <style:style style:name="P3" style:family="paragraph" style:parent-style-name="Heading_20_2" style:master-page-name="Standard">
      <style:paragraph-properties fo:margin-top="0.353cm" fo:margin-bottom="0cm" style:contextual-spacing="false" style:page-number="1"/>
    </style:style>
    <style:style style:name="P4" style:family="paragraph" style:parent-style-name="Standard">
      <style:text-properties fo:color="#4f81bd" loext:opacity="100%" style:font-name="Cambria" fo:font-size="13pt" fo:font-weight="bold" style:font-name-asian="Cambria1" style:font-size-asian="13pt" style:font-weight-asian="bold" style:font-name-complex="Cambria1" style:font-size-complex="13pt"/>
    </style:style>
    <style:style style:name="P5" style:family="paragraph" style:parent-style-name="Standard">
      <style:text-properties fo:color="#000000" loext:opacity="100%" style:font-name="Cambria" fo:font-size="13pt" fo:font-weight="normal" officeooo:rsid="000e074b" officeooo:paragraph-rsid="000e074b" style:font-name-asian="Cambria1" style:font-size-asian="13pt" style:font-weight-asian="normal" style:font-name-complex="Cambria1" style:font-size-complex="13pt" style:font-weight-complex="normal"/>
    </style:style>
    <style:style style:name="P6" style:family="paragraph" style:parent-style-name="Standard">
      <style:paragraph-properties fo:margin-top="0cm" fo:margin-bottom="0.353cm" style:contextual-spacing="false"/>
      <style:text-properties fo:color="#000000" loext:opacity="100%" fo:font-weight="normal" style:font-weight-asian="normal" style:font-weight-complex="normal"/>
    </style:style>
    <style:style style:name="P7" style:family="paragraph" style:parent-style-name="Standard">
      <style:text-properties fo:color="#000000" loext:opacity="100%" fo:font-weight="normal" officeooo:rsid="000e074b" officeooo:paragraph-rsid="000e074b" style:font-weight-asian="normal" style:font-weight-complex="normal"/>
    </style:style>
    <style:style style:name="P8" style:family="paragraph" style:parent-style-name="Standard">
      <style:paragraph-properties fo:margin-top="0cm" fo:margin-bottom="0.353cm" style:contextual-spacing="false"/>
    </style:style>
    <style:style style:name="T1" style:family="text">
      <style:text-properties fo:color="#4f81bd" loext:opacity="100%" fo:font-size="13pt" fo:font-style="normal" fo:font-weight="bold" style:font-name-asian="Cambria1" style:font-size-asian="13pt" style:font-style-asian="normal" style:font-weight-asian="bold" style:font-name-complex="Cambria1" style:font-size-complex="13pt" style:font-style-complex="normal"/>
    </style:style>
    <style:style style:name="T2" style:family="text">
      <style:text-properties fo:color="#4f81bd" loext:opacity="100%" fo:font-size="13pt" fo:font-weight="bold" style:font-name-asian="Cambria1" style:font-size-asian="13pt" style:font-weight-asian="bold" style:font-name-complex="Cambria1" style:font-size-complex="13pt"/>
    </style:style>
    <style:style style:name="T3" style:family="text">
      <style:text-properties fo:color="#4f81bd" loext:opacity="100%" style:font-name="Cambria" fo:font-size="13pt" fo:font-weight="bold" style:font-name-asian="Cambria1" style:font-size-asian="13pt" style:font-weight-asian="bold" style:font-name-complex="Cambria1" style:font-size-complex="13pt"/>
    </style:style>
    <style:style style:name="T4" style:family="text">
      <style:text-properties fo:color="#4f81bd" loext:opacity="100%" style:font-name="Cambria" fo:font-size="13pt" fo:language="es" fo:country="ES" fo:font-weight="bold" style:letter-kerning="false" style:font-name-asian="Cambria1" style:font-size-asian="13pt" style:language-asian="es" style:country-asian="ES" style:font-weight-asian="bold" style:font-name-complex="Cambria1" style:font-size-complex="13pt" style:language-complex="ar" style:country-complex="SA"/>
    </style:style>
    <style:style style:name="T5" style:family="text">
      <style:text-properties officeooo:rsid="000c7ff6"/>
    </style:style>
    <style:style style:name="T6" style:family="text">
      <style:text-properties officeooo:rsid="000cff82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fo:color="#000000" loext:opacity="100%" fo:font-weight="normal" officeooo:rsid="000e074b" style:font-weight-asian="normal" style:font-weight-complex="normal"/>
    </style:style>
    <style:style style:name="T9" style:family="text">
      <style:text-properties style:font-name="Cambria" fo:font-size="13pt" style:font-name-asian="Cambria1" style:font-size-asian="13pt" style:font-name-complex="Cambria1" style:font-size-complex="13pt"/>
    </style:style>
    <style:style style:name="T10" style:family="text">
      <style:text-properties fo:font-size="13pt" fo:font-style="normal" style:font-name-asian="Cambria1" style:font-size-asian="13pt" style:font-style-asian="normal" style:font-name-complex="Cambria1" style:font-size-complex="13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Ejercicio 2</text:h>
      <text:h text:style-name="Heading_20_2" text:outline-level="2">1. Investiga cuáles son los formatos más habituales de las cajas o chasis. ¿Qué es un “barebone” referido al chasis de un ordenador?</text:h>
      <text:p text:style-name="P1">Formatos ATX-- tamaño estándar</text:p>
      <text:p text:style-name="P1">Formato ITX-- Tamaño pequeño</text:p>
      <text:p text:style-name="P1">Formato E-ATX-- Tamaño grande para servidores</text:p>
      <text:p text:style-name="Standard">Los <text:s/>barebones son ordenadores <text:s/>preconfigurados con una selección <text:s/>básica de componentes, principalmente placa base y fuente de alimentación, que sirven de <text:s/>base para configurar un ordenador completo. <text:span text:style-name="T6">El tamaño de carcasa es ITX</text:span></text:p>
      <text:h text:style-name="Heading_20_2" text:outline-level="2">2. Busca información sobre los formatos de las placas base. Relaciónalo con el formato de la caja.</text:h>
      <text:p text:style-name="Standard">Placa base de tipo ATX--- <text:span text:style-name="T6">tamaño caja ATX</text:span></text:p>
      <text:p text:style-name="P2">Micro ATX, el formato reducido--- <text:span text:style-name="T6">tamaño caja <text:s/></text:span><text:span text:style-name="T5">ITX</text:span></text:p>
      <text:p text:style-name="P2">Mini-ITX, para PC compactos--- <text:span text:style-name="T6">tamaño caja muy pequeño</text:span></text:p>
      <text:p text:style-name="P2">Placa base de tipo E-ATX, <text:span text:style-name="T6">para ordenadores grandes --- tamaño caja </text:span><text:span text:style-name="T5"><text:s/>E-ATX</text:span></text:p>
      <text:h text:style-name="Heading_20_2" text:outline-level="2">3. <text:span text:style-name="T1">¿Qué sucede si en un equipo con Dual Channel combinamos módulos de memoria RAM con distinta capacidad, latencia y frecuencia? ¿Sería posible combinar módulos de memoria de dos generaciones distintas de la tecnología DDR?</text:span></text:h>
      <text:p text:style-name="P7"><text:span text:style-name="T10">Que si no son iguales y tienen distintas latencias y frecuencias, la velocidad de la más rápida se equipararía a la de menor velocidad, empeorando su rendimiento.</text:span></text:p>
      <text:p text:style-name="P7"><text:span text:style-name="T10">No sería posible, son incompatibles</text:span></text:p>
      <text:h text:style-name="Heading_20_2" text:outline-level="2">4. Busca información del socket <text:s/><text:span text:style-name="T2">SP3r4:</text:span></text:h>
      <text:p text:style-name="P4">a. ¿Qué tipo de socket es: LGA o PGA? ¿Cuál es la principal característica de ese tipo? </text:p>
      <text:p text:style-name="P5">Es de tipo LGA. </text:p>
      <text:p text:style-name="P5">La interfaz LGA no presenta ni pines ni esferas, la conexión de la que dispone el chip es únicamente una matriz de superficies conductoras o contactos chapadas en oro que hacen contacto con la placa base a través del zócalo de CPU.</text:p>
      <text:p text:style-name="P4">b. ¿Qué otro nombre alternativo recibe este socket? </text:p>
      <text:p text:style-name="P4"><text:soft-page-break/><text:s/><text:span text:style-name="T8">M</text:span><text:span text:style-name="T7">atriz de contactos en rejilla.</text:span></text:p>
      <text:p text:style-name="P8"><text:span text:style-name="T3"/></text:p>
      <text:p text:style-name="P8"><text:span text:style-name="T3">c. Busca <text:s/>un microprocesador que requiera dicho socket. Incluye un enlace al resultado de tu búsqueda en Alternate.es, PcComponentes.com o en </text:span><text:span text:style-name="T4">otra</text:span><text:span text:style-name="T3"> tienda online que prefieras.</text:span></text:p>
      <text:p text:style-name="P6"><text:span text:style-name="T9">AMD EPYC™ 7313P. </text:span></text:p>
      <text:p text:style-name="P6"><text:a xlink:type="simple" xlink:href="https://www.alternate.es/AMD/EPYC-7313P-Procesador/html/product/1859007" text:style-name="Internet_20_link" text:visited-style-name="Visited_20_Internet_20_Link"><text:span text:style-name="T9">https://www.alternate.es/AMD/EPYC-7313P-Procesador/html/product/1859007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s" style:country-asian="E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s" style:country-asian="E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6091" loext:opacity="100%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8T21:47:00</meta:creation-date>
    <meta:initial-creator>HCMA</meta:initial-creator>
    <dc:language>es-ES</dc:language>
    <dc:date>2023-01-17T10:58:00.766000000</dc:date>
    <meta:editing-cycles>8</meta:editing-cycles>
    <meta:editing-duration>PT45M46S</meta:editing-duration>
    <meta:generator>LibreOffice/7.3.4.2$Windows_X86_64 LibreOffice_project/728fec16bd5f605073805c3c9e7c4212a0120dc5</meta:generator>
    <meta:document-statistic meta:table-count="0" meta:image-count="0" meta:object-count="0" meta:page-count="2" meta:paragraph-count="23" meta:word-count="304" meta:character-count="1931" meta:non-whitespace-character-count="1637"/>
    <meta:user-defined meta:name="AppVersion">15.0000</meta:user-defined>
    <meta:template xlink:type="simple" xlink:actuate="onRequest" xlink:title="Normal.dotm" xlink:href=""/>
  </office:meta>
</office:document-meta>
</file>